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ch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ch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ch.Catch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ch.Catch( String event ,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ch.Catch( String event , String count ,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ch.C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.setCount(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